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2" svg:font-family="TheSansMonoConNormal" style:font-pitch="fixed"/>
    <style:font-face style:name="TheSansMonoConNormal1" svg:font-family="TheSansMonoConNormal" style:font-family-generic="swiss"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style:font-name="Times New Roman" style:font-name-asian="Times New Roman" style:font-name-complex="Times New Roman"/>
    </style:style>
    <style:style style:name="P2" style:family="paragraph" style:parent-style-name="Body_20_Text">
      <style:text-properties style:font-name="Times New Roman" style:font-name-asian="Times New Roman" style:font-name-complex="Times New Roman"/>
    </style:style>
    <style:style style:name="P3" style:family="paragraph" style:parent-style-name="Body_20_Text_20_First">
      <style:text-properties fo:font-style="normal" style:font-style-asian="normal" style:font-style-complex="normal"/>
    </style:style>
    <style:style style:name="P4" style:family="paragraph" style:parent-style-name="Chapter_20_Number" style:master-page-name="Standard">
      <style:paragraph-properties style:page-number="auto"/>
    </style:style>
    <style:style style:name="P5" style:family="paragraph" style:parent-style-name="Body_20_Text">
      <style:text-properties style:font-name="Times New Roman" style:font-name-asian="Times New Roman" style:font-name-complex="Times New Roman"/>
    </style:style>
    <style:style style:name="T1" style:family="text">
      <style:text-properties fo:background-color="#ffff00"/>
    </style:style>
    <style:style style:name="T2" style:family="text">
      <style:text-properties style:font-name="Times New Roman" fo:font-weight="normal" style:font-name-asian="Times New Roman" style:font-weight-asian="normal" style:font-name-complex="Times New Roman" style:font-weight-complex="normal"/>
    </style:style>
    <style:style style:name="T3" style:family="text">
      <style:text-properties fo:background-color="#ffff00"/>
    </style:style>
    <style:style style:name="T4" style:family="text">
      <style:text-properties style:font-name="Times New Roman" fo:font-weight="normal" style:font-name-asian="Times New Roman" style:font-weight-asian="normal" style:font-name-complex="Times New Roman" style:font-weight-complex="normal"/>
    </style:style>
    <style:style style:name="T5" style:family="text">
      <style:text-properties style:font-name="Times New Roman" style:font-name-asian="Times New Roman" style:font-name-complex="Times New Roman"/>
    </style:style>
    <style:style style:name="T6" style:family="text">
      <style:text-properties style:font-name="Times New Roman" fo:font-weight="bold" style:font-name-asian="Times New Roman" style:font-weight-asian="bold" style:font-name-complex="Times New Roman" style:font-weight-complex="bold"/>
    </style:style>
    <style:style style:name="T7"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TheSansMonoConNormal2" style:font-name-asian="Times New Roman" style:font-name-complex="Times New Roman"/>
    </style:style>
    <style:style style:name="T13" style:family="text">
      <style:text-properties style:font-name="TheSansMonoConNormal2" style:font-name-asian="Times New Roman1" style:font-name-complex="Times New Roman1"/>
    </style:style>
    <style:style style:name="T14" style:family="text">
      <style:text-properties style:text-position="sub 58%"/>
    </style:style>
    <style:style style:name="T15" style:family="text">
      <style:text-properties style:font-name="TheSansMonoConNormal" style:font-name-asian="Times New Roman" style:font-name-complex="Times New Roman"/>
    </style:style>
    <style:style style:name="T16" style:family="text">
      <style:text-properties style:font-name="TheSansMonoConNormal" fo:font-weight="bold" style:font-name-asian="Times New Roman" style:font-weight-asian="bold" style:font-name-complex="Times New Roman" style:font-weight-complex="bold"/>
    </style:style>
    <style:style style:name="T17" style:family="text">
      <style:text-properties style:font-name-asian="Times New Roman" style:font-name-complex="Times New Roman"/>
    </style:style>
    <style:style style:name="T18" style:family="text">
      <style:text-properties style:font-name="TheSansMonoConNormal1" style:font-name-asian="Times New Roman" style:font-name-complex="Times New Roman"/>
    </style:style>
    <number:number-style style:name="N0">
      <number:number number:min-integer-digits="1"/>
    </number:number-style>
  </office:automatic-styles>
  <office:body>
    <office:text text:use-soft-page-breaks="true">
      <office:forms form:automatic-focus="false" form:apply-design-mode="false"/>
      <text:tracked-changes>
        <text:changed-region text:id="ct156768608">
          <text:deletion>
            <office:change-info>
              <dc:creator>Ray Lischner</dc:creator>
              <dc:date>2008-09-07T20:12:00</dc:date>
            </office:change-info>
            <text:p text:style-name="Body_20_Text">’re</text:p>
          </text:deletion>
        </text:changed-region>
        <text:changed-region text:id="ct142174408">
          <text:insertion>
            <office:change-info>
              <dc:creator>Ray Lischner</dc:creator>
              <dc:date>2008-09-07T20:13:00</dc:date>
            </office:change-info>
          </text:insertion>
        </text:changed-region>
        <text:changed-region text:id="ct142174664">
          <text:deletion>
            <office:change-info>
              <dc:creator>Ray Lischner</dc:creator>
              <dc:date>2008-09-07T20:13:00</dc:date>
            </office:change-info>
            <text:p text:style-name="Body_20_Text">bigger</text:p>
          </text:deletion>
        </text:changed-region>
        <text:changed-region text:id="ct157912936">
          <text:insertion>
            <office:change-info>
              <dc:creator>Francis Glassborow</dc:creator>
              <dc:date>2007-06-14T10:47:00</dc:date>
            </office:change-info>
          </text:insertion>
        </text:changed-region>
        <text:changed-region text:id="ct159938000">
          <text:insertion>
            <office:change-info>
              <dc:creator>Matthew Moodie</dc:creator>
              <dc:date>2008-09-04T13:42:00</dc:date>
            </office:change-info>
          </text:insertion>
        </text:changed-region>
        <text:changed-region text:id="ct160505560">
          <text:insertion>
            <office:change-info>
              <dc:creator>Ray Lischner</dc:creator>
              <dc:date>2008-09-11T22:51:00</dc:date>
            </office:change-info>
          </text:insertion>
        </text:changed-region>
        <text:changed-region text:id="ct158265144">
          <text:insertion>
            <office:change-info>
              <dc:creator>Ray Lischner</dc:creator>
              <dc:date>2008-09-11T22:52:00</dc:date>
            </office:change-info>
          </text:insertion>
        </text:changed-region>
        <text:changed-region text:id="ct157184984">
          <text:insertion>
            <office:change-info>
              <dc:creator>Ray Lischner</dc:creator>
              <dc:date>2008-09-11T22:53:00</dc:date>
            </office:change-info>
          </text:insertion>
        </text:changed-region>
        <text:changed-region text:id="ct156438096">
          <text:deletion>
            <office:change-info>
              <dc:creator>Ray Lischner</dc:creator>
              <dc:date>2008-09-11T22:53:00</dc:date>
            </office:change-info>
            <text:p text:style-name="Body_20_Text">need to specify a hexadecimal value, using</text:p>
          </text:deletion>
        </text:changed-region>
        <text:changed-region text:id="ct157913032">
          <text:deletion>
            <office:change-info>
              <dc:creator>Ray Lischner</dc:creator>
              <dc:date>2008-09-11T22:52:00</dc:date>
            </office:change-info>
            <text:p text:style-name="Body_20_Text"><text:s/></text:p>
          </text:deletion>
        </text:changed-region>
        <text:changed-region text:id="ct157370880">
          <text:deletion>
            <office:change-info>
              <dc:creator>Ray Lischner</dc:creator>
              <dc:date>2008-09-11T22:52:00</dc:date>
            </office:change-info>
            <text:p text:style-name="Body_20_Text"><office:annotation><dc:creator>Matthew Moodie</dc:creator><dc:date>2008-09-04T00:00:00</dc:date><text:p>This is a little too vague. You are more authoritative later in the paragraph, so why not say, “you should specify...”?</text:p></office:annotation></text:p>
          </text:deletion>
        </text:changed-region>
        <text:changed-region text:id="ct140692504">
          <text:deletion>
            <office:change-info>
              <dc:creator>Ray Lischner</dc:creator>
              <dc:date>2008-09-11T22:52:00</dc:date>
            </office:change-info>
            <text:p text:style-name="Body_20_Text">probably</text:p>
          </text:deletion>
        </text:changed-region>
        <text:changed-region text:id="ct157943816">
          <text:deletion>
            <office:change-info>
              <dc:creator>Matthew Moodie</dc:creator>
              <dc:date>2008-09-04T14:01:00</dc:date>
            </office:change-info>
            <text:p text:style-name="Body_20_Text_20_Cont">L</text:p>
          </text:deletion>
        </text:changed-region>
        <text:changed-region text:id="ct156762232">
          <text:insertion>
            <office:change-info>
              <dc:creator>Matthew Moodie</dc:creator>
              <dc:date>2008-09-04T14:02:00</dc:date>
            </office:change-info>
          </text:insertion>
        </text:changed-region>
        <text:changed-region text:id="ct156762328">
          <text:insertion>
            <office:change-info>
              <dc:creator>Matthew Moodie</dc:creator>
              <dc:date>2008-09-04T14:01:00</dc:date>
            </office:change-info>
          </text:insertion>
        </text:changed-region>
        <text:changed-region text:id="ct148065792">
          <text:insertion>
            <office:change-info>
              <dc:creator>Matthew Moodie</dc:creator>
              <dc:date>2008-09-04T14:02:00</dc:date>
            </office:change-info>
          </text:insertion>
        </text:changed-region>
        <text:changed-region text:id="ct160130840">
          <text:format-change>
            <office:change-info>
              <dc:creator>Matthew Moodie</dc:creator>
              <dc:date>2008-09-04T14:13:00</dc:date>
            </office:change-info>
          </text:format-change>
        </text:changed-region>
        <text:changed-region text:id="ct159708592">
          <text:deletion>
            <office:change-info>
              <dc:creator>Ray Lischner</dc:creator>
              <dc:date>2008-09-09T21:06:00</dc:date>
            </office:change-info>
            <text:p text:style-name="P1"><text:span text:style-name="T1">In other words</text:span></text:p>
          </text:deletion>
        </text:changed-region>
        <text:changed-region text:id="ct159804224">
          <text:deletion>
            <office:change-info>
              <dc:creator>Ray Lischner</dc:creator>
              <dc:date>2008-09-09T21:07:00</dc:date>
            </office:change-info>
            <text:p text:style-name="P1"><text:span text:style-name="T1">, w</text:span><text:span text:style-name="T1"><office:annotation><dc:creator>Matthew Moodie</dc:creator><dc:date>2008-09-04T00:00:00</dc:date><text:p>Using “In other words” twice isn't a good idea. Is there another way to write this?</text:p></office:annotation></text:span></text:p>
          </text:deletion>
        </text:changed-region>
        <text:changed-region text:id="ct159856840">
          <text:insertion>
            <office:change-info>
              <dc:creator>Ray Lischner</dc:creator>
              <dc:date>2008-09-09T21:07:00</dc:date>
            </office:change-info>
          </text:insertion>
        </text:changed-region>
        <text:changed-region text:id="ct158745528">
          <text:deletion>
            <office:change-info>
              <dc:creator>Matthew Moodie</dc:creator>
              <dc:date>2008-09-04T14:32:00</dc:date>
            </office:change-info>
            <text:p text:style-name="Body_20_Text_20_First">y</text:p>
          </text:deletion>
        </text:changed-region>
        <text:changed-region text:id="ct157927048">
          <text:insertion>
            <office:change-info>
              <dc:creator>Matthew Moodie</dc:creator>
              <dc:date>2008-09-04T14:33:00</dc:date>
            </office:change-info>
          </text:insertion>
        </text:changed-region>
        <text:changed-region text:id="ct158099168">
          <text:insertion>
            <office:change-info>
              <dc:creator>Ray Lischner</dc:creator>
              <dc:date>2008-09-11T22:55:00</dc:date>
            </office:change-info>
          </text:insertion>
        </text:changed-region>
        <text:changed-region text:id="ct158099264">
          <text:insertion>
            <office:change-info>
              <dc:creator>Ray Lischner</dc:creator>
              <dc:date>2008-09-11T22:56:00</dc:date>
            </office:change-info>
          </text:insertion>
        </text:changed-region>
        <text:changed-region text:id="ct159845000">
          <text:deletion>
            <office:change-info>
              <dc:creator>Ray Lischner</dc:creator>
              <dc:date>2008-09-11T22:56:00</dc:date>
            </office:change-info>
            <text:p text:style-name="Body_20_Text_20_Cont"><text:span text:style-name="T2">. </text:span></text:p>
          </text:deletion>
        </text:changed-region>
        <text:changed-region text:id="ct159844904">
          <text:deletion>
            <office:change-info>
              <dc:creator>Ray Lischner</dc:creator>
              <dc:date>2008-09-11T22:56:00</dc:date>
            </office:change-info>
            <text:p text:style-name="Body_20_Text_20_Cont"><text:span text:style-name="T2"><office:annotation><dc:creator>Matthew Moodie</dc:creator><dc:date>2008-09-04T00:00:00</dc:date><text:p>Shouldn't you mention this right at the start? Or is it just the I/O that might not support it?</text:p></office:annotation></text:span></text:p>
          </text:deletion>
        </text:changed-region>
        <text:changed-region text:id="ct157926216">
          <text:deletion>
            <office:change-info>
              <dc:creator>Ray Lischner</dc:creator>
              <dc:date>2008-09-11T22:56:00</dc:date>
            </office:change-info>
            <text:p text:style-name="Body_20_Text_20_Cont"><text:span text:style-name="T2"><text:s/>environment might not support wide characters</text:span></text:p>
          </text:deletion>
        </text:changed-region>
        <text:changed-region text:id="ct157926120">
          <text:deletion>
            <office:change-info>
              <dc:creator>Ray Lischner</dc:creator>
              <dc:date>2008-09-11T22:55:00</dc:date>
            </office:change-info>
            <text:p text:style-name="Body_20_Text_20_Cont"><text:span text:style-name="T2">C++</text:span></text:p>
          </text:deletion>
        </text:changed-region>
        <text:changed-region text:id="ct157926024">
          <text:deletion>
            <office:change-info>
              <dc:creator>Ray Lischner</dc:creator>
              <dc:date>2008-09-11T22:56:00</dc:date>
            </office:change-info>
            <text:p text:style-name="Body_20_Text_20_Cont"><text:span text:style-name="T2">Your </text:span></text:p>
          </text:deletion>
        </text:changed-region>
        <text:changed-region text:id="ct159856576">
          <text:insertion>
            <office:change-info>
              <dc:creator>Francis Glassborow</dc:creator>
              <dc:date>2007-06-14T10:55:00</dc:date>
            </office:change-info>
          </text:insertion>
        </text:changed-region>
        <text:changed-region text:id="ct159708464">
          <text:deletion>
            <office:change-info>
              <dc:creator>Francis Glassborow</dc:creator>
              <dc:date>2007-06-14T10:55:00</dc:date>
            </office:change-info>
            <text:p text:style-name="Body_20_Text_20_Cont">n</text:p>
          </text:deletion>
        </text:changed-region>
        <text:changed-region text:id="ct140691488">
          <text:insertion>
            <office:change-info>
              <dc:creator>Ray Lischner</dc:creator>
              <dc:date>2008-09-09T21:10:00</dc:date>
            </office:change-info>
          </text:insertion>
        </text:changed-region>
        <text:changed-region text:id="ct154180480">
          <text:insertion>
            <office:change-info>
              <dc:creator>Ray Lischner</dc:creator>
              <dc:date>2008-09-09T21:11:00</dc:date>
            </office:change-info>
          </text:insertion>
        </text:changed-region>
        <text:changed-region text:id="ct158592152">
          <text:insertion>
            <office:change-info>
              <dc:creator>Ray Lischner</dc:creator>
              <dc:date>2008-09-09T21:12:00</dc:date>
            </office:change-info>
          </text:insertion>
        </text:changed-region>
        <text:changed-region text:id="ct159740576">
          <text:deletion>
            <office:change-info>
              <dc:creator>Ray Lischner</dc:creator>
              <dc:date>2008-09-09T21:12:00</dc:date>
            </office:change-info>
            <text:p text:style-name="Body_20_Text">But you also have the problem of en</text:p>
          </text:deletion>
        </text:changed-region>
        <text:changed-region text:id="ct158761024">
          <text:deletion>
            <office:change-info>
              <dc:creator>Francis Glassborow</dc:creator>
              <dc:date>2007-06-14T11:02:00</dc:date>
            </office:change-info>
            <text:p text:style-name="Body_20_Text">d</text:p>
          </text:deletion>
        </text:changed-region>
        <text:changed-region text:id="ct157765512">
          <text:deletion>
            <office:change-info>
              <dc:creator>Ray Lischner</dc:creator>
              <dc:date>2008-09-09T21:12:00</dc:date>
            </office:change-info>
            <text:p text:style-name="Body_20_Text">, s<office:annotation><dc:creator>Matthew Moodie</dc:creator><dc:date>2008-09-04T00:00:00</dc:date><text:p>Will readers know what you mean, having read the rest of the book?</text:p></office:annotation>dianness</text:p>
          </text:deletion>
        </text:changed-region>
        <text:changed-region text:id="ct156767584">
          <text:insertion>
            <office:change-info>
              <dc:creator>Ray Lischner</dc:creator>
              <dc:date>2008-09-09T21:12:00</dc:date>
            </office:change-info>
          </text:insertion>
        </text:changed-region>
        <text:changed-region text:id="ct157975216">
          <text:insertion>
            <office:change-info>
              <dc:creator>Francis Glassborow</dc:creator>
              <dc:date>2007-06-14T11:02:00</dc:date>
            </office:change-info>
          </text:insertion>
        </text:changed-region>
        <text:changed-region text:id="ct160505272">
          <text:deletion>
            <office:change-info>
              <dc:creator>Ray Lischner</dc:creator>
              <dc:date>2008-09-09T21:13:00</dc:date>
            </office:change-info>
            <text:p text:style-name="Body_20_Text"><office:annotation><dc:creator>Matthew Moodie</dc:creator><dc:date>2008-09-04T00:00:00</dc:date><text:p>Ah, this is what I was after. It might be better to move this bit up a bit.</text:p></office:annotation>, that is, whether the representation stores the most-significant byte first or last</text:p>
          </text:deletion>
        </text:changed-region>
        <text:changed-region text:id="ct158099008">
          <text:insertion>
            <office:change-info>
              <dc:creator>Matthew Moodie</dc:creator>
              <dc:date>2008-09-04T15:04: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loration <text:variable-set text:name="chapter" office:value-type="float" office:value="52" style:data-style-name="N0">52</text:variable-set></text:p>
      <text:p text:style-name="Chapter_20_Title">International Characters</text:p>
      <text:p text:style-name="Body_20_Text_20_First">Explorations 16<text:span text:style-name="T5">–</text:span>18 discussed characters, but only hinted at bigger things to come. This exploration tackles the bigger issues, and what issue could be bigger than the world, its inhabitants, and their languages? (Astronomers need not reply.)</text:p>
      <text:p text:style-name="Body_20_Text">This exploration introduces w<text:span text:style-name="T9">ide characters, which are like ordinary (or </text:span><text:span text:style-name="T8">narrow</text:span><text:span text:style-name="T9">) characters, </text:span>except they<text:change text:change-id="ct156768608"/> usually <text:change-start text:change-id="ct142174408"/>occupy more memory<text:change-end text:change-id="ct142174408"/><text:change text:change-id="ct142174664"/><text:change-start text:change-id="ct157912936"/><office:annotation><dc:creator>FWG</dc:creator><dc:date>2007-06-14T00:00:00</dc:date><text:p>That statement is confusingly ambiguous. They generally take more storage but the glyphs can be any size :)</text:p></office:annotation><text:change-end text:change-id="ct157912936"/>, so the wide character type can potentially represent many more characters than plain <text:span text:style-name="Code_20_Inline">char</text:span>. During your exploration of wide characters, you will also get to know more about Unicode.</text:p>
      <text:p text:style-name="Heading_20_1">Why Wide?</text:p>
      <text:p text:style-name="Body_20_Text_20_First">As you saw in Exploration 17, the meaning of a particular character value depends on the locale and character set. In one locale, you can support, say, Greek characters, and in another locale, Cyrillic, depending on the character set. Your program needs to know the locale and the character set in order to determine which characters are letters, which are punctuation, which are uppercase or lowercase, and how to convert uppercase to lowercase and <text:span text:style-name="T8">vice versa</text:span>.</text:p>
      <text:p text:style-name="Body_20_Text">What if your program needs to handle Cyrillic and Greek? At the same time? And what about Asian languages? Chinese does not use a western-style alphabet, but instead uses thousands of distinct ideographs. Several Asian languages have adopted some Chinese ideographs for their own use. The typical implementation of the <text:span text:style-name="Code_20_Inline">char</text:span> type reaches its limit at only 256 distinct characters, which is woefully inadequate for international demands.</text:p>
      <text:p text:style-name="Body_20_Text">In other words, you can’t use plain <text:span text:style-name="Code_20_Inline">char</text:span> and <text:span text:style-name="Code_20_Inline">string</text:span> types if you want to support the majority of the world’s population and their languages. C++ solves this problem with <text:span text:style-name="T8">wide characters</text:span><text:span text:style-name="T9">, which it represents using the </text:span><text:span text:style-name="Code_20_Inline"><text:span text:style-name="T9">wchar_t</text:span></text:span><text:span text:style-name="T9"> type. (Unlike in C, </text:span><text:span text:style-name="Code_20_Inline"><text:span text:style-name="T9">wchar_t</text:span></text:span><text:span text:style-name="T9"> is a reserved keyword and is a built-in type, not a typedef.) The intent is that </text:span><text:span text:style-name="Code_20_Inline"><text:span text:style-name="T9">wchar_t</text:span></text:span><text:span text:style-name="T9"> can represent characters that don’t fit into a </text:span><text:span text:style-name="Code_20_Inline"><text:span text:style-name="T9">char</text:span></text:span><text:span text:style-name="T9">, and with larger characters, a program can support Asian character sets.</text:span></text:p>
      <text:p text:style-name="Heading_20_1">Using Wide Characters</text:p>
      <text:p text:style-name="Body_20_Text_20_First"><text:span text:style-name="T9">In true C++ fashion, the size and other characteristics of </text:span><text:span text:style-name="Code_20_Inline"><text:span text:style-name="T9">wchar_t</text:span></text:span><text:span text:style-name="T9"> are left to the implementation. The only guarantees are that </text:span><text:span text:style-name="Code_20_Inline"><text:span text:style-name="T9">wchar_t</text:span></text:span><text:span text:style-name="T9"> is at least as big as </text:span><text:span text:style-name="Code_20_Inline"><text:span text:style-name="T9">char</text:span></text:span><text:span text:style-name="T9">, and that </text:span><text:span text:style-name="Code_20_Inline"><text:span text:style-name="T9">wchar_t</text:span></text:span><text:span text:style-name="T9"> is the same size as one of the built-in integer types. The </text:span><text:span text:style-name="Code_20_Inline"><text:span text:style-name="T9">&lt;cwchar&gt;</text:span></text:span><text:span text:style-name="T9"> header declares a typedef, </text:span><text:span text:style-name="Code_20_Inline"><text:span text:style-name="T9">std::wint_t</text:span></text:span><text:span text:style-name="T9">,</text:span><text:change-start text:change-id="ct159938000"/><text:span text:style-name="T9"><office:annotation><dc:creator>Matthew Moodie</dc:creator><dc:date>2008-09-04T00:00:00</dc:date><text:p>Specifically to satisfy the requirements for wide characters? It might be useful to explain why this type has to be declared when there are other built-in integer types.</text:p></office:annotation></text:span><text:change-end text:change-id="ct159938000"/><text:span text:style-name="T9"> for that built-in type. In some implementations, </text:span><text:span text:style-name="Code_20_Inline"><text:span text:style-name="T9">wchar_t</text:span></text:span><text:span text:style-name="T9"> might be identical to </text:span><text:span text:style-name="Code_20_Inline"><text:span text:style-name="T9">char</text:span></text:span><text:span text:style-name="T9">, but most desktop and workstation environments use 16 or 32 bits for </text:span><text:span text:style-name="Code_20_Inline"><text:span text:style-name="T9">wchar_t</text:span></text:span><text:span text:style-name="T9">.</text:span></text:p>
      <text:p text:style-name="Body_20_Text">Dig up Listing 23-2 and modify it to discover the size of <text:span text:style-name="Code_20_Inline">wchar_t</text:span> and <text:span text:style-name="Code_20_Inline">wint_t</text:span> in your C++ environment. <text:span text:style-name="T10">How many bits are in </text:span><text:span text:style-name="Code_20_Inline"><text:span text:style-name="T10">wchar_t</text:span></text:span><text:span text:style-name="T10">?</text:span> ~SSS <text:span text:style-name="T10">How many are in </text:span><text:span text:style-name="Code_20_Inline"><text:span text:style-name="T10">wint_t</text:span></text:span><text:span text:style-name="T10">?</text:span><text:span text:style-name="T11"> ~SSS They should be the same number. </text:span><text:span text:style-name="T10">How many bits are in </text:span><text:span text:style-name="Code_20_Inline"><text:span text:style-name="T10">char</text:span></text:span><text:span text:style-name="T10">?</text:span><text:span text:style-name="T11"> ~SSS</text:span></text:p>
      <text:p text:style-name="Body_20_Text">Wide string objects use the <text:span text:style-name="Code_20_Inline">std::wstring</text:span> type (declared in <text:span text:style-name="Code_20_Inline">&lt;string&gt;</text:span>). A wide string is a string composed of wide characters. In all other ways, wide strings and narrow strings behave similarly; they have the same member functions, and you use them the same way. For <text:soft-page-break/>example, the <text:span text:style-name="Code_20_Inline">size()</text:span> member function returns the number of characters in the string, regardless of the size of each character.</text:p>
      <text:p text:style-name="Body_20_Text">Wide character and string literals start with a capital <text:span text:style-name="Code_20_Inline">L</text:span>, and otherwise look like narrow literals, except that they contain wide characters. To express a wide character, you <text:change-start text:change-id="ct160505560"/>can<text:change-end text:change-id="ct160505560"/><text:change-start text:change-id="ct158265144"/> use an ordinary character, just as you would in a normal character literal, but if you want to specify a wide character, the best way is to <text:change-end text:change-id="ct158265144"/><text:change-start text:change-id="ct157184984"/>specify the character’s hexadecimal value with<text:change-end text:change-id="ct157184984"/><text:change text:change-id="ct156438096"/><text:change text:change-id="ct157913032"/><text:change text:change-id="ct157370880"/><text:change text:change-id="ct140692504"/> the <text:span text:style-name="Code_20_Inline">\x</text:span> escape (introduced in Exploration 16). Thus, you need to know the wide character set that your C++ environment uses, and you need to know the numeric value of the desired character in that character set. If your editor and compiler permit it, you might be able to write wide characters directly in a wide character literal, but your source code will not be portable to other environments. You can also write a narrow character in a wide character or string literal, and the compiler automatically converts the narrow characters to wide ones:</text:p>
      <text:p text:style-name="Code_20_First">wchar_t capital_a('A'); <text:s text:c="6"/>// the compiler automatically widens narrow characters</text:p>
      <text:p text:style-name="Code">std::wstring ray(L"Ray");</text:p>
      <text:p text:style-name="Code">wchar_t pi(L'<text:span text:style-name="T12">π</text:span>'); <text:s text:c="13"/>// if your text editor lets you type <text:span text:style-name="T12">π as a character</text:span></text:p>
      <text:p text:style-name="Code">wchar_t pi_unicode(L'\x03c0'); // if wchar_t uses a Unicode encoding, such as UTF-32</text:p>
      <text:p text:style-name="Code">std::wstring price(L"\x20ac" L"12345"); <text:s text:c="10"/>// Unicode Euro symbol: <text:span text:style-name="T13">€12345</text:span></text:p>
      <text:p text:style-name="Production">The character in line 3 of the code fragment is a lowercase Greek pi. The character near the end of the last line is a Euro symbol.</text:p>
      <text:p text:style-name="Body_20_Text_20_Cont">In the last line of the example, notice how I divided the string into two parts. Recall from Exploration 16 that the <text:span text:style-name="Code_20_Inline">\x</text:span> escape starts an escape sequence that specifies a character by its value in hexadecimal (base 16). The compiler collects as many characters as it can that form a valid hexadecimal number, that is, digits and the letters <text:span text:style-name="Code_20_Inline">A</text:span> through <text:span text:style-name="Code_20_Inline">F</text:span> (in uppercase or lowercase). It then uses that numeric value as the representation of a single character. <text:change text:change-id="ct157943816"/><text:change-start text:change-id="ct156762232"/>I<text:change-end text:change-id="ct156762232"/><text:change-start text:change-id="ct156762328"/>f t<text:change-end text:change-id="ct156762328"/><text:change-start text:change-id="ct148065792"/>he last line were l<text:change-end text:change-id="ct148065792"/>eft as one string, the compiler would try to interpret the the entire string as the <text:span text:style-name="Code_20_Inline">\x</text:span> escape, which means the compiler would think the character value is the hexadecimal value, 20AC12345<text:span text:style-name="T14">16</text:span>. By separating the strings, the compiler knows when the <text:span text:style-name="Code_20_Inline">\x</text:span> escape ends, and compiles the character value 20AC<text:span text:style-name="T14">16</text:span>, followed by the characters <text:span text:style-name="Code_20_Inline">1</text:span>, <text:span text:style-name="Code_20_Inline">2</text:span>, <text:span text:style-name="Code_20_Inline">3</text:span>, <text:span text:style-name="Code_20_Inline">4</text:span>, and <text:span text:style-name="Code_20_Inline">5</text:span>. Just like narrow strings, the compiler assembles adjacent wide strings into a single wide string. (You are not allowed to place narrow and wide strings next to each other, however. Use all wide strings or all narrow strings, not a mixture of the two.)</text:p>
      <text:p text:style-name="Heading_20_1">Wide Strings</text:p>
      <text:p text:style-name="Body_20_Text_20_First"><text:span text:style-name="T5">Everything you know about </text:span><text:span text:style-name="Code_20_Inline"><text:span text:style-name="T15">string</text:span></text:span><text:span text:style-name="T5"> also applies to </text:span><text:span text:style-name="Code_20_Inline"><text:span text:style-name="T15">wstring</text:span></text:span><text:span text:style-name="T5">. They are just instances of a common template, </text:span><text:span text:style-name="Code_20_Inline"><text:span text:style-name="T15">basic_string</text:span></text:span><text:span text:style-name="T5">. The </text:span><text:span text:style-name="Code_20_Inline"><text:span text:style-name="T15">&lt;string&gt;</text:span></text:span><text:span text:style-name="T5"> header declares </text:span><text:span text:style-name="Code_20_Inline"><text:span text:style-name="T15">string</text:span></text:span><text:span text:style-name="T5"> to be a typedef for </text:span><text:span text:style-name="Code_20_Inline"><text:span text:style-name="T15">basic_string&lt;char&gt;</text:span></text:span><text:span text:style-name="T5"> and </text:span><text:span text:style-name="Code_20_Inline"><text:span text:style-name="T15">wstring</text:span></text:span><text:span text:style-name="T5"> as a typedef for </text:span><text:span text:style-name="Code_20_Inline"><text:span text:style-name="T15">basic_string&lt;wchar_t&gt;</text:span></text:span><text:span text:style-name="T5">. The magic of templates takes care of the details.</text:span></text:p>
      <text:p text:style-name="Body_20_Text"><text:span text:style-name="T5">Because the underlying implementation of </text:span><text:span text:style-name="Code_20_Inline"><text:span text:style-name="T15">string</text:span></text:span><text:span text:style-name="T5"> and </text:span><text:span text:style-name="Code_20_Inline"><text:span text:style-name="T15">wstring</text:span></text:span><text:span text:style-name="T5"> is actually a template, any time you write some utility code to work with strings, you should consider making that code a template, too. For example, suppose you want to rewrite the </text:span><text:span text:style-name="Code_20_Inline"><text:span text:style-name="T15">is_palindrome</text:span></text:span><text:span text:style-name="T5"> function (from Listing 21-5) so it works with wide characters. Instead of replacing </text:span><text:span text:style-name="Code_20_Inline"><text:span text:style-name="T15">char</text:span></text:span><text:span text:style-name="T5"> with </text:span><text:span text:style-name="Code_20_Inline"><text:span text:style-name="T15">wchar_t</text:span></text:span><text:span text:style-name="T5">, let’s turn it into a function template. Start by rewriting the supporting functions to be function templates, taking a character type as a template argument. </text:span><text:span text:style-name="T10">Rewrite the supporting functions for </text:span><text:span text:style-name="Code_20_Inline"><text:span text:style-name="T10">is_palindrome</text:span></text:span><text:span text:style-name="T10"> so they work with narrow and wide strings and characters.</text:span><text:span text:style-name="T11"> My solution is in Listing </text:span><text:span text:style-name="T11"><text:variable-get text:name="chapter" office:value-type="float" style:data-style-name="N0">52</text:variable-get></text:span><text:span text:style-name="T11">-</text:span><text:span text:style-name="T11"><text:reference-ref text:reference-format="text" text:ref-name="is_palindrome_support_code">1</text:reference-ref></text:span><text:span text:style-name="T11">.</text:span></text:p>
      <text:p text:style-name="Code_20_Caption"><text:soft-page-break/><text:hidden-text text:condition="ooow:" text:string-value=".func" text:is-hidden="true"/>Listing <text:variable-get text:name="chapter" office:value-type="float" style:data-style-name="N0">52</text:variable-get>-<text:reference-mark-start text:name="is_palindrome_support_code"/><text:sequence text:ref-name="refText0" text:name="Text" text:formula="ooow:Text+1" style:num-format="1">1</text:sequence><text:reference-mark-end text:name="is_palindrome_support_code"/>. Supporting cast for the <text:span text:style-name="Code_20_Inline">is_palindrome</text:span> function template</text:p>
      <text:p text:style-name="Code_20_First">#include &lt;algorithm&gt;</text:p>
      <text:p text:style-name="Code">#include &lt;iostream&gt;</text:p>
      <text:p text:style-name="Code">#include &lt;istream&gt;</text:p>
      <text:p text:style-name="Code">#include &lt;iterator&gt;</text:p>
      <text:p text:style-name="Code">#include &lt;locale&gt;</text:p>
      <text:p text:style-name="Code">#include &lt;ostream&gt;</text:p>
      <text:p text:style-name="Code">#include &lt;string&gt;</text:p>
      <text:p text:style-name="Code"/>
      <text:p text:style-name="Code">/** Test for non-letter.</text:p>
      <text:p text:style-name="Code"><text:s/>* @param ch the character to test</text:p>
      <text:p text:style-name="Code"><text:s/>* @return true if @p ch is not a letter</text:p>
      <text:p text:style-name="Code"><text:s/>*/</text:p>
      <text:p text:style-name="Code">template&lt;class Char&gt;</text:p>
      <text:p text:style-name="Code">bool non_letter(Char ch)</text:p>
      <text:p text:style-name="Code">{</text:p>
      <text:p text:style-name="Code"><text:s text:c="2"/>return not std::isalpha(ch, std::locale());</text:p>
      <text:p text:style-name="Code">}</text:p>
      <text:p text:style-name="Code"/>
      <text:p text:style-name="Code">/** Convert to lowercase.</text:p>
      <text:p text:style-name="Code"><text:s/>* Use a canonical form by converting to uppercase first,</text:p>
      <text:p text:style-name="Code"><text:s/>* and then to lowercase.</text:p>
      <text:p text:style-name="Code"><text:s/>* @param ch the character to test</text:p>
      <text:p text:style-name="Code"><text:s/>* @return the character converted to lowercase</text:p>
      <text:p text:style-name="Code"><text:s/>*/</text:p>
      <text:p text:style-name="Code">template&lt;class Char&gt;</text:p>
      <text:p text:style-name="Code">Char lowercase(Char ch)</text:p>
      <text:p text:style-name="Code">{</text:p>
      <text:p text:style-name="Code"><text:s text:c="2"/>return std::tolower(ch, std::locale());</text:p>
      <text:p text:style-name="Code">}</text:p>
      <text:p text:style-name="Code"/>
      <text:p text:style-name="Code">/** Compare two characters without regard to case. */</text:p>
      <text:p text:style-name="Code">template&lt;class Char&gt;</text:p>
      <text:p text:style-name="Code">bool same_char(Char a, Char b)</text:p>
      <text:p text:style-name="Code">{</text:p>
      <text:p text:style-name="Code"><text:s text:c="2"/>return lowercase(a) == lowercase(b);</text:p>
      <text:p text:style-name="Code_20_Last">}</text:p>
      <text:p text:style-name="P1"><text:span text:style-name="T11">The next task is to rewrite </text:span><text:span text:style-name="Code_20_Inline"><text:span text:style-name="T11">is_palindrome</text:span></text:span><text:span text:style-name="T11"> itself. </text:span><text:span text:style-name="T5">The </text:span><text:span text:style-name="Code_20_Inline"><text:span text:style-name="T15">basic_string</text:span></text:span><text:span text:style-name="T5"> template actually takes three template arguments. The first is the character type, and the next two are details that needn’t concern us at the moment. All that matters is that if you want to templatize your own function that deals with strings, you need to handle all three template parameters.</text:span></text:p>
      <text:p text:style-name="P1">Before starting, however, you need to be aware of a minor hurdle when dealing with functions as arguments to standard algorithms. The argument must be a real function, not the name of a function template. <text:change-start text:change-id="ct160130840"/><text:span text:style-name="T1">In other words</text:span><text:change-end text:change-id="ct160130840"/>, if you need to work with function templates, such as <text:span text:style-name="Code_20_Inline">lowercase</text:span> and <text:span text:style-name="Code_20_Inline">non_letter</text:span>, you must instantiate the template and pass the template instance. <text:change text:change-id="ct159708592"/><text:change text:change-id="ct159804224"/><text:change-start text:change-id="ct159856840"/>W<text:change-end text:change-id="ct159856840"/>hen you pass <text:span text:style-name="Code_20_Inline">non_letter</text:span> and <text:span text:style-name="Code_20_Inline">same_char</text:span> to the <text:span text:style-name="Code_20_Inline">remove_if</text:span> and <text:span text:style-name="Code_20_Inline">equal</text:span> algorithms, be sure to pass the correct template argument, too. If <text:span text:style-name="Code_20_Inline">Char</text:span> is the template parameter for the character type, use <text:span text:style-name="Code_20_Inline">non_letter&lt;Char&gt;</text:span> as the functor argument to <text:span text:style-name="Code_20_Inline">remove_if</text:span>.</text:p>
      <text:p text:style-name="P1"><text:span text:style-name="T10">Rewrite the </text:span><text:span text:style-name="Code_20_Inline"><text:span text:style-name="T10">is_palindrome</text:span></text:span><text:span text:style-name="T10"> function as a function template with three template parameters.</text:span> The first template parameter is the character type; call it <text:span text:style-name="Code_20_Inline">Char</text:span>. Call the second template parameter <text:span text:style-name="Code_20_Inline">Traits</text:span> and the third <text:span text:style-name="Code_20_Inline">Alloc</text:span>. You will need to use all three as arguments to <text:soft-page-break/>the <text:span text:style-name="Code_20_Inline">std::basic_string</text:span> template. Listing <text:variable-get text:name="chapter" office:value-type="float" style:data-style-name="N0">52</text:variable-get>-<text:reference-ref text:reference-format="text" text:ref-name="is_palindrome_code">2</text:reference-ref> shows my version of the <text:span text:style-name="Code_20_Inline">is_palindrome</text:span> function, changed to a template so it can handle narrow and wide strings.</text:p>
      <text:p text:style-name="Code_20_Caption"><text:hidden-text text:condition="ooow:" text:string-value=".func" text:is-hidden="true"/>Listing <text:variable-get text:name="chapter" office:value-type="float" style:data-style-name="N0">52</text:variable-get>-<text:reference-mark-start text:name="is_palindrome_code"/><text:sequence text:ref-name="refText1" text:name="Text" text:formula="ooow:Text+1" style:num-format="1">2</text:sequence><text:reference-mark-end text:name="is_palindrome_code"/>. Changing <text:span text:style-name="Code_20_Inline">is_palindrome</text:span> to a function template, so it can handle wide strings, too</text:p>
      <text:p text:style-name="Code_20_First">/** Determine whether @p str is a palindrome.</text:p>
      <text:p text:style-name="Code"><text:s/>* Only letter characters are tested. Spaces and punctuation don't count.</text:p>
      <text:p text:style-name="Code"><text:s/>* Empty strings are not palindromes because that's just too easy.</text:p>
      <text:p text:style-name="Code"><text:s/>* @param str the string to test</text:p>
      <text:p text:style-name="Code"><text:s/>* @return true if @p str is the same forward and backward</text:p>
      <text:p text:style-name="Code"><text:s/>*/</text:p>
      <text:p text:style-name="Code">template&lt;class Char, class Traits, class Alloc&gt;</text:p>
      <text:p text:style-name="Code">bool is_palindrome(std::basic_string&lt;Char, Traits, Alloc&gt; str)</text:p>
      <text:p text:style-name="Code">{</text:p>
      <text:p text:style-name="Code"><text:s text:c="2"/>typedef typename std::basic_string&lt;Char, Traits, Alloc&gt; string;</text:p>
      <text:p text:style-name="Code"><text:s text:c="2"/>typename string::iterator end(</text:p>
      <text:p text:style-name="Code"><text:s text:c="6"/>std::remove_if(str.begin(), str.end(), non_letter&lt;Char&gt;));</text:p>
      <text:p text:style-name="Code"><text:s text:c="2"/>string rev(str.begin(), end);</text:p>
      <text:p text:style-name="Code"><text:s text:c="2"/>std::reverse(rev.begin(), rev.end());</text:p>
      <text:p text:style-name="Code"><text:s text:c="2"/>return not rev.empty() and</text:p>
      <text:p text:style-name="Code"><text:s text:c="13"/>std::equal(str.begin(), end, rev.begin(), same_char&lt;Char&gt;);</text:p>
      <text:p text:style-name="Code_20_Last">}</text:p>
      <text:p text:style-name="Body_20_Text_20_Cont">The <text:span text:style-name="Code_20_Inline">is_palindrome</text:span> function never uses the <text:span text:style-name="Code_20_Inline">Traits</text:span> and <text:span text:style-name="Code_20_Inline">Alloc</text:span> template parameters, except to pass them along to <text:span text:style-name="Code_20_Inline">basic_string</text:span>. If you’re curious about those parameters, consult a language reference, but be warned that they’re a bit advanced.</text:p>
      <text:p text:style-name="Body_20_Text"><text:span text:style-name="T5">Calling </text:span><text:span text:style-name="Code_20_Inline"><text:span text:style-name="T15">is_palindrome</text:span></text:span><text:span text:style-name="T5"> is easy because the compiler uses automatic type deduction to determine whether you are using narrow or wide strings, and instantiates the templates accordingly. Thus, the caller doesn’t need to bother with templates at all. </text:span></text:p>
      <text:p text:style-name="Body_20_Text"><text:span text:style-name="T5">Without further ado, the </text:span><text:span text:style-name="Code_20_Inline"><text:span text:style-name="T17">non_letter</text:span></text:span><text:span text:style-name="T5"> and </text:span><text:span text:style-name="Code_20_Inline"><text:span text:style-name="T17">lowercase</text:span></text:span><text:span text:style-name="T5"> functions work with wide character arguments. That’s because locales are templates, parameterized on the character type, just like the string and I/O class templates.</text:span></text:p>
      <text:p text:style-name="P1">In order to use wide characters, however, you do need to perform I/O with wide characters, which is the subject of the next section.</text:p>
      <text:p text:style-name="Heading_20_1">Wide Character I/O</text:p>
      <text:p text:style-name="Body_20_Text_20_First">Read wide characters from the standard input by reading from <text:span text:style-name="Code_20_Inline">std::wcin</text:span>. Write wide characters by writing to <text:span text:style-name="Code_20_Inline">std::wcout</text:span> or <text:span text:style-name="Code_20_Inline">std::wcerr</text:span>. Once you read or write any<text:change text:change-id="ct158745528"/>thing to or from a stream, the character-width of the stream is fixed and you cannot change it. That is, you must decide whether to use narrow or wide characters, and keep to that choice for the lifetime of the stream<text:change-start text:change-id="ct157927048"/><office:annotation><dc:creator>Matthew Moodie</dc:creator><dc:date>2008-09-04T00:00:00</dc:date><text:p>Is there a difference in performance between the two? If so, would it be significant enough to weigh against using wide characters sometimes? Or is it a case of if you have to use them, you have to use them?</text:p></office:annotation><text:change-end text:change-id="ct157927048"/>. The <text:span text:style-name="Code_20_Inline">&lt;iostream&gt;</text:span> header declares the names of all the standard streams, narrow and wide. The <text:span text:style-name="Code_20_Inline">&lt;istream&gt;</text:span> header defines all the input stream classes and operators, and <text:span text:style-name="Code_20_Inline">&lt;ostream&gt;</text:span> defines the output classes and operators. More precisely, <text:span text:style-name="Code_20_Inline">&lt;istream&gt;</text:span> and <text:span text:style-name="Code_20_Inline">&lt;ostream&gt;</text:span> define templates, and the character type is the first template parameter.</text:p>
      <text:p text:style-name="Body_20_Text">The <text:span text:style-name="Code_20_Inline">&lt;istream&gt;</text:span> header defines the <text:span text:style-name="Code_20_Inline">std::basic_istream</text:span> class template, parameterized on the character type. The same header declares two typedefs:</text:p>
      <text:p text:style-name="Code_20_First"><text:hidden-text text:condition="ooow:" text:string-value=".func" text:is-hidden="true"/>typedef basic_istream&lt;char&gt; <text:s text:c="3"/>istream;</text:p>
      <text:p text:style-name="Code_20_Last">typedef basic_istream&lt;wchar_t&gt; wistream;</text:p>
      <text:p text:style-name="Body_20_Text_20_Cont"><text:soft-page-break/>As you can guess, the <text:span text:style-name="Code_20_Inline">&lt;ostream&gt;</text:span> header is similar, defining the <text:span text:style-name="Code_20_Inline">basic_ostream</text:span> class template and the <text:span text:style-name="Code_20_Inline">ostream</text:span> and <text:span text:style-name="Code_20_Inline">wostream</text:span> typedefs.</text:p>
      <text:p text:style-name="Body_20_Text">The <text:span text:style-name="Code_20_Inline">&lt;fstream&gt;</text:span> header follows the same pattern: <text:span text:style-name="Code_20_Inline">basic_ifstream</text:span> and <text:span text:style-name="Code_20_Inline">basic_ofstream</text:span> are class templates, with typedefs:</text:p>
      <text:p text:style-name="Code_20_First"><text:hidden-text text:condition="ooow:" text:string-value=".func" text:is-hidden="true"/>typedef basic_ifstream&lt;char&gt; <text:s text:c="3"/>ifstream;</text:p>
      <text:p text:style-name="Code">typedef basic_ifstream&lt;wchar_t&gt; wifstream;</text:p>
      <text:p text:style-name="Code">typedef basic_ofstream&lt;char&gt; <text:s text:c="3"/>ofstream;</text:p>
      <text:p text:style-name="Code_20_Last">typedef basic_ofstream&lt;wchar_t&gt; wofstream;</text:p>
      <text:p text:style-name="Body_20_Text_20_Cont"><text:span text:style-name="T6">Rewrite the main program from Listing 21-5 to test the </text:span><text:span text:style-name="Code_20_Inline"><text:span text:style-name="T16">is_palindrome</text:span></text:span><text:span text:style-name="T6"> function template with wide character I/O.</text:span><text:span text:style-name="T2"> </text:span><text:change-start text:change-id="ct158099168"/><text:span text:style-name="T2">Modern desktop environments should be able to support wide characte</text:span><text:change-end text:change-id="ct158099168"/><text:change-start text:change-id="ct158099264"/><text:span text:style-name="T2">rs, but you might need to learn some new features to figure out how to get your text editor to save a file with wide characters. You might need to load some additional fonts. </text:span><text:change-end text:change-id="ct158099264"/><text:change text:change-id="ct159845000"/><text:change text:change-id="ct159844904"/><text:change text:change-id="ct157926216"/><text:change text:change-id="ct157926120"/><text:change text:change-id="ct157926024"/><text:span text:style-name="T2">Most likely, you can supply an ordinary, narrow-text file as input, and the program will work just fine. If you’re having difficulty finding a suitable input file, try the palindrome files that you can download with the other examples in this book. The file names indicate the character set. For example, </text:span><text:span text:style-name="T7">palindrome-utf8.txt</text:span><text:span text:style-name="T2"> contains UTF-8 input. You need to determine what format your C++ environment expects when reading a wide stream, and pick the correct file. My solution is in Listing </text:span><text:span text:style-name="T2"><text:variable-get text:name="chapter" office:value-type="float" style:data-style-name="N0">52</text:variable-get></text:span><text:span text:style-name="T2">-</text:span><text:span text:style-name="T2"><text:reference-ref text:reference-format="text" text:ref-name="is_palindrome_main_code">3</text:reference-ref></text:span><text:span text:style-name="T2">.</text:span></text:p>
      <text:p text:style-name="Code_20_Caption">Listing <text:variable-get text:name="chapter" office:value-type="float" style:data-style-name="N0">52</text:variable-get>-<text:reference-mark-start text:name="is_palindrome_main_code"/><text:sequence text:ref-name="refText2" text:name="Text" text:formula="ooow:Text+1" style:num-format="1">3</text:sequence><text:reference-mark-end text:name="is_palindrome_main_code"/>. The main program for testing <text:span text:style-name="Code_20_Inline">is_palindrome</text:span></text:p>
      <text:p text:style-name="Code_20_First">int main()</text:p>
      <text:p text:style-name="Code">{</text:p>
      <text:p text:style-name="Code"><text:s text:c="2"/>std::locale::global(std::locale(""));</text:p>
      <text:p text:style-name="Code"><text:s text:c="2"/>std::wcin.imbue(std::locale());</text:p>
      <text:p text:style-name="Code"><text:s text:c="2"/>std::wcout.imbue(std::locale());</text:p>
      <text:p text:style-name="Code"/>
      <text:p text:style-name="Code"><text:s text:c="2"/>std::wstring line;</text:p>
      <text:p text:style-name="Code"><text:s text:c="2"/>while (std::getline(std::wcin, line))</text:p>
      <text:p text:style-name="Code"><text:s text:c="4"/>if (is_palindrome(line))</text:p>
      <text:p text:style-name="Code"><text:s text:c="6"/>std::wcout &lt;&lt; line &lt;&lt; L'\n';</text:p>
      <text:p text:style-name="Code_20_Last">}</text:p>
      <text:p text:style-name="Body_20_Text_20_Cont">Reading wide characters from a file or writing wide characters to a file i<text:change-start text:change-id="ct159856576"/>s<text:change-end text:change-id="ct159856576"/><text:change text:change-id="ct159708464"/> special in C++. All file I/O passes through an additional step of character conversion. C++ always interprets a file as a series of bytes. When reading or writing narrow characters, the conversion of a byte to a narrow character is a no-op, but when reading or writing wide characters, the C++ library needs to interpret the bytes to form wide characters. It does so by accumulating one or more adjacent bytes to form each wide character. The rules for deciding which bytes are elements of a wide character, and how to combine the characters are specified by the encoding rules for a <text:span text:style-name="T8">multi-byte character set</text:span><text:span text:style-name="T9">.</text:span></text:p>
      <text:p text:style-name="Heading_20_1">Multi-byte Character Sets</text:p>
      <text:p text:style-name="P3">Multi-byte character sets originated in Asia, where demands for characters exceeded the few character slots available in a single-byte character set, such as ASCII. European nations managed to fit their alphabets into 8-bit character sets, but languages such as Chinese, Japanese, Korean, and Vietnamese require far more bits to represent thousands of ideographs, syllables and native characters.</text:p>
      <text:p text:style-name="Body_20_Text"><text:soft-page-break/>The requirements of Asian languages spurred the development of character sets that used two bytes to encode a character, hence the common term, <text:span text:style-name="T8">double-byte character set</text:span> (DBCS), with the generalization to multi-byte character sets (MBCS). Many DBCSes were invented, and sometimes a single character set had multiple encodings. For example, in Chinese Big 5, the ideograph, 丁, has the double-byte value, <text:span text:style-name="Code_20_Inline">"\xA4\x42"</text:span>. In the EUC-KR character set, which is popular in Korea, the same glyph has a different encoding: <text:span text:style-name="Code_20_Inline">"\xEF\xCB"</text:span>.</text:p>
      <text:p text:style-name="Production">My copy of Times New Roman lacks that glyph. I can provide a bitmap graphic, if needed.</text:p>
      <text:p text:style-name="Body_20_Text">The typical DBCS uses characters with the most significant bit set (in an 8-bit byte) to represent double characters. Characters with the most significant bit clear would be taken from a single-byte character set (SBCS). Some DBCSes mandate a particular SBCS, and others leave it open, so you get different conventions for different combinations of DBCS and SBCS. Mixing single- and double-byte characters in a single character stream is necessary to represent the common use of character streams that mix Asian and Western text.</text:p>
      <text:p text:style-name="Body_20_Text">Sometimes a single character stream needs more flexibility than simply switching between one particular SBCS and one particular DBCS. Sometimes, the stream needs to mix multiple double-byte character sets. The ISO 2022 standard is an example of a character set that allows shifting between other, subsidiary character sets. <text:span text:style-name="T8">Shift sequences</text:span> (also called <text:span text:style-name="T8">escape sequences</text:span><text:span text:style-name="T9">, not to be confused with C++ backslash escape sequences</text:span>) dictate which character set to use. For example, ISO 2022-JP is widely used in Japan, allows switching between ASCII, JIS X 0201 (a SBCS), and JIS X 0208 (a DBCS). Each line of text starts in ASCII, and the shift sequence <text:span text:style-name="Code_20_Inline">"\x1B$B"</text:span> switches to JIS X 0208-1983.</text:p>
      <text:p text:style-name="Body_20_Text">Seeking into a file or text stream that contains shift sequences is clearly problematic. A program that needs to seek in a multi-byte text stream must keep track of shift sequences in addition to stream positions. Without knowing the most recent shift sequence in the stream, a program has no way of knowing which character set to use to interpret the subsequent characters.</text:p>
      <text:p text:style-name="Body_20_Text">A number of variations on ISO 2022-JP permit additional character sets. The point here is not to offer a tutorial on Asian character sets, but to impress on you the complexities of writing a truly open, general, and flexible mechanism for supporting the world’s rich diversity in character sets and locales. These and similar problems gave rise to the Unicode project.</text:p>
      <text:p text:style-name="Heading_20_1">Unicode</text:p>
      <text:p text:style-name="Body_20_Text_20_First">Unicode is an attempt to get out of the whole character set mess by unifying all major character sets into one, big, happy character set. To a large degree, the Unicode Consortium has succeeded. The Unicode character set has been adopted as an international standard as ISO 10646, although the Unicode project includes more than just the character set, but also specifies rules for case folding, character collation, and more.</text:p>
      <text:p text:style-name="Body_20_Text">Unicode provides over one million possible character values (called <text:span text:style-name="T8">code points</text:span>). So far, the Unicode Consortium has assigned about 100,000 code points to characters, so there’s plenty of room for expansion. The simplest way to represent a million code points is to use a 32-bit integer, and indeed, this is a common encoding for Unicode. It is not the only encoding, however. The Unicode standard also defines encodings that let you represent a code point using one or two 16-bit integers and one to four 8-bit integers.</text:p>
      <text:p text:style-name="Body_20_Text"><text:soft-page-break/>The standard way to write a Unicode code point is U+ followed by the code point as a hexadecimal number of at least four places. Thus, <text:span text:style-name="Code_20_Inline">'\x41'</text:span> is the C++ encoding of U+0041 (Latin capital A), and Greek <text:span text:style-name="T5">π has code point U+03C0, and 𝄞 has code point U+1D11E.</text:span></text:p>
      <text:p text:style-name="Production">I don’t particularly care which character to use. I picked G Clef because I think most people will recognize it. My primary requirement is to pick a code point outside the Basic Multilingual Plane, that is, &gt; 0xFFFF. I don’t have any fonts that can handle these characters. I hope you do.</text:p>
      <text:p text:style-name="Body_20_Text">UTF-32 is the name of the encoding that stores a code point as a 32-bit integer. This format is ideally suited for the <text:span text:style-name="Code_20_Inline">wchar_t</text:span> type, and several C++ environments, such as GNU g++, utilize UTF-32 for <text:span text:style-name="Code_20_Inline">wchar_t</text:span>. This encoding is the simplest to use because one storage unit represents one character. On the other hand, it takes up the most memory of all Unicode encodings. UTF-32 is best suited for in-memory representation of Unicode text.</text:p>
      <text:p text:style-name="Body_20_Text">If you are using UTF-32, you can encode any familiar character normally and other characters using their hexadecimal code points and <text:span text:style-name="Code_20_Inline">\x</text:span> escapes. For example, to represent the letter A, use <text:span text:style-name="Code_20_Inline">L'A'</text:span>; for a lowercase Greek <text:span text:style-name="T5">π</text:span>, use <text:span text:style-name="Code_20_Inline">L'\x03c0'</text:span>; and for a musical G Clef (𝄞), use <text:span text:style-name="Code_20_Inline">L'\x1d11e'</text:span>.</text:p>
      <text:p text:style-name="Production">There’s a G-Clef again.</text:p>
      <text:p text:style-name="Body_20_Text">Some older environments use UTF-16, which represents a code point using one or two 16-bit integers. In some ways, UTF-16 is the worst of both worlds. You still have the problem that one storage unit does not necessarily represent a single code point, so UTF-16 is less than ideal as an in-memory representation. <text:change-start text:change-id="ct140691488"/>And you have the problem that the two bytes of a UTF-16 code point can appear with the most-significant byte first or last. <text:change-end text:change-id="ct140691488"/><text:change-start text:change-id="ct154180480"/>Some hardware platforms prefer one order or the other, but a program must be able to read and work with either order. (This is called “endianness.” A “big-endian” platform is one with the most-significant byte first. A “little-endian<text:change-end text:change-id="ct154180480"/><text:change-start text:change-id="ct158592152"/>” platform puts the least-significant byte first.) <text:change-end text:change-id="ct158592152"/><text:change text:change-id="ct159740576"/><text:change text:change-id="ct158761024"/><text:change text:change-id="ct157765512"/><text:change-start text:change-id="ct156767584"/>S<text:change-end text:change-id="ct156767584"/>o UTF-16 is not ideal as a file encoding, either. Nonetheless, some major C++ tools and libraries have adopted UTF-16, and you might be stuck with it. Again, you need a good library to work with code points instead of storage units.</text:p>
      <text:p text:style-name="Body_20_Text">The majority of common characters fit into a single 16-bit unit, so UTF-16 often requires less memory than UTF-32. For example, <text:span text:style-name="T5">π</text:span> fit<text:change-start text:change-id="ct157975216"/>s<text:change-end text:change-id="ct157975216"/> into 16 bits, so you can still use <text:span text:style-name="Code_20_Inline">L'\x03c0'</text:span>, but <text:span text:style-name="T5">𝄞 </text:span>requires two 16-bit storage units (called a <text:span text:style-name="T8">surrogate pair</text:span>): <text:span text:style-name="Code_20_Inline">L"\xD834\xDD1E"</text:span>.</text:p>
      <text:p text:style-name="Production">There’s a G-Clef yet again.</text:p>
      <text:p text:style-name="Body_20_Text">Many programmers cope with the difficulty of working with UTF-16 by ignoring surrogate pairs completely. They assume that <text:span text:style-name="Code_20_Inline">size()</text:span> does indeed return the number of code points in the string. This strategy works for many situations because Unicode’s designers kept the most common code points in the lower 16-bit region (called the <text:span text:style-name="T8">Basic Multilingual Plane</text:span> or BMP). Without surrogate pairs, you cannot represent any characters with code points greater than U+FFFF, which means you lose access to ancient scripts, specialized alphabets and symbols, and infrequently-used ideographs.</text:p>
      <text:p text:style-name="Body_20_Text">Another common encoding for Unicode uses one to four 8-bit units to make up a single code point. Common characters in Western European languages can usually be represented in a single byte, and many other characters take only two bytes. Less common characters require three or four. The result is an encoding that supports the full range of Unicode code <text:soft-page-break/>points, consumes less memory than UTF-16 for the vast majority of strings, and never needs more space than UTF-32, with a cost of increased complexity in processing. This character set is called UTF-8. Representing a Greek letter <text:span text:style-name="T5">π </text:span>requires only two bytes, as in UTF-16, but with a different encoding: <text:span text:style-name="Code_20_Inline">L"\xcf\x80"</text:span>. A G Clef (<text:span text:style-name="T5">𝄞</text:span>) requires all four bytes, again with a different encoding than that used in UTF-32: <text:span text:style-name="Code_20_Inline">L"\xf0\x9d\x84\x9e"</text:span>.</text:p>
      <text:p text:style-name="Production">There’s a G-Clef once again.</text:p>
      <text:p text:style-name="Body_20_Text">UTF-8 is a common encoding for files and network transmissions. It has an advantage over UTF-32 and UTF-16 for external representations because you don’t need to deal with endianness<text:change text:change-id="ct160505272"/>. The Unicode standard defines a mechanism for encoding and discovering the endianness of a stream of UTF-16 or UTF-32 text, but that just makes extra work for you. Thus, the simplest way to work when you need to use international characters is to use UTF-8 externally and UTF-32 internally. To conserve memory, use UTF-8 exclusively, and use a library for working with UTF-8 in memory.</text:p>
      <text:p text:style-name="Body_20_Text">In C++ terms, a <text:span text:style-name="Code_20_Inline">char</text:span> is a suitable unit for UTF-8, but the <text:span text:style-name="Code_20_Inline">string</text:span> type has no support for multiple units making up a single code point. The <text:span text:style-name="Code_20_Inline">wchar_t</text:span> type might be suitable for UTF-16 or UTF-32, depending on the implementation. The <text:span text:style-name="Code_20_Inline">wstring</text:span> type has no support for multiple units, so it cannot support surrogate pairs directly.</text:p>
      <text:p text:style-name="Body_20_Text">Unicode’s popularity continues to increase, but not all C++ environments support Unicode, and <text:span text:style-name="Code_20_Inline">wchar_t</text:span> might use a different character set, such as Chinese Big 5. The only way to guarantee support for Unicode is to use a third-party library. See the book’s web pages for some links. Most GUI frameworks provide their own character type, such as Qt’s <text:span text:style-name="Code_20_Inline">QChar</text:span>, and Microsoft’s <text:span text:style-name="Code_20_Inline">TCHAR</text:span>, both of which are 16-bits and implement UCS-2 (UTF-16 without surrogate pairs).</text:p>
      <text:p text:style-name="Body_20_Text">Muddying the waters further is the fact that even if your C++ environment has full support for Unicode and you can write programs that use UTF-32, you have no guarantee that the host operating system can support Unicode. In particular, the fonts you have on your system probably don’t contain all 100,000 glyphs that make up the Unicode character set. Thus, a program might write <text:span text:style-name="Code_20_Inline">L'\x1d11e'</text:span> to the standard output, but you probably won’t see <text:span text:style-name="T5">𝄞</text:span>. (I don’t. I see a blank box or a question mark, depending on which programs I use.)</text:p>
      <text:p text:style-name="Production">There’s a G-Clef one last time.</text:p>
      <text:p text:style-name="Heading_20_1">Universal Character Names</text:p>
      <text:p text:style-name="Body_20_Text_20_First">Unicode makes one official appearance in the C++ standard. You can specify a character using its Unicode code point. The compiler maps the code point into a suitable character in the native character set. Use <text:span text:style-name="Code_20_Inline">\uXXXX</text:span> or <text:span text:style-name="Code_20_Inline">\UXXXXXXXX</text:span>, replacing <text:span text:style-name="Code_20_Inline">XXXX</text:span> or <text:span text:style-name="Code_20_Inline">XXXXXXXX</text:span> with the hexadecimal code point. Unlike the <text:span text:style-name="Code_20_Inline">\x</text:span> escape, you must use exactly four hexadecimal digits with <text:span text:style-name="Code_20_Inline">\u</text:span> or eight with <text:span text:style-name="Code_20_Inline">\U</text:span>. These character constructs are called <text:span text:style-name="T8">universal character names</text:span><text:span text:style-name="T9">.</text:span></text:p>
      <text:p text:style-name="Body_20_Text">Thus, a better way to encode international characters in a string is to use a universal character name. That helps insulate you against vagaries in the native character set. On the other hand, you have no control over the compiler’s actions if it cannot map a Unicode code point to a native character. Thus, if your native character set is ISO 8859-7 (Greek), the following should initialize the variable <text:span text:style-name="Code_20_Inline">pi</text:span> with the value <text:span text:style-name="Code_20_Inline">'\xf0'</text:span>, but if your native character set is ISO 8859-1 (Latin-1), the compiler cannot map it and so might give you a space, a question mark, or something else:</text:p>
      <text:p text:style-name="Code_20_Single"><text:soft-page-break/>char pi('\u03c0');</text:p>
      <text:p text:style-name="Body_20_Text_20_Cont">Also note that <text:span text:style-name="Code_20_Inline">\u</text:span> and <text:span text:style-name="Code_20_Inline">\U</text:span> are not escape sequences (unlike <text:span text:style-name="Code_20_Inline">\x</text:span>). You can use them anywhere in a program, not just in a character or string literal.</text:p>
      <text:p text:style-name="Body_20_Text">Most likely, you’ll rarely, if ever, find a need to write universal character names. Instead, you will probably seek out tools that let you edit Unicode characters directly. Instead of dealing with Unicode encoding issues, the editor simply reads and writes universal character names. Thus, the programmer edits WYSIWYG international text, and the source code retains maximum portability. Because universal character names are allowed anywhere, you can use international text in comments, too. If you really want to have fun, try using international letters in identifier names. Not all compilers support this feature, although the standard requires it. Thus, you would write a declaration:</text:p>
      <text:p text:style-name="Code_20_Single"><text:hidden-text text:condition="ooow:" text:string-value=".cxx" text:is-hidden="true"/>double <text:span text:style-name="T18">π</text:span>(3.14159265358979);</text:p>
      <text:p text:style-name="Body_20_Text_20_Cont">and your smart editor would write the source file as follows:</text:p>
      <text:p text:style-name="Code_20_Single">double \u03c0(3.14159265358979);</text:p>
      <text:p text:style-name="Body_20_Text_20_Cont">and you<text:change-start text:change-id="ct158099008"/>r<text:change-end text:change-id="ct158099008"/> standard-compliant compiler would accept it and let you use <text:span text:style-name="T5">π</text:span> as an identifier. I don’t recommend using extended characters in identifiers unless you know that everyone reading your code is using tools that are aware of universal character names. Otherwise, they make the code much harder to read, understand, and maintain.</text:p>
      <text:p text:style-name="Body_20_Text"><text:span text:style-name="T10">Does your compiler support universal character names in strings?</text:span> ~SSS <text:span text:style-name="T10">Does your compiler support universal character names in identifiers?</text:span> ~SSS</text:p>
      <text:p text:style-name="Body_20_Text">The character set is only one aspect of an international locale. The next exploration takes a closer look at locales and how to use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2" svg:font-family="TheSansMonoConNormal" style:font-pitch="fixed"/>
    <style:font-face style:name="TheSansMonoConNormal1" svg:font-family="TheSansMonoConNormal" style:font-family-generic="swiss"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52 - Wide Characters</dc:title>
    <dc:subject>Exploring C++</dc:subject>
    <meta:initial-creator>Ray Lischner</meta:initial-creator>
    <meta:creation-date>2006-03-30T10:01:31</meta:creation-date>
    <dc:creator>Ray Lischner</dc:creator>
    <dc:date>2008-09-12T22:13:36</dc:date>
    <meta:editing-cycles>197</meta:editing-cycles>
    <meta:editing-duration>P14DT20H8M51S</meta:editing-duration>
    <meta:user-defined meta:name="codex-config-file">apress-cpp-dox.xml</meta:user-defined>
    <meta:user-defined meta:name="codex-chapter-number">52</meta:user-defined>
    <meta:user-defined meta:name="codex-doxygen"/>
    <meta:user-defined meta:name="Info 4"/>
    <meta:user-defined meta:name="codex-configfile" meta:value-type="string">apress-cpp-dox.xml</meta:user-defined>
    <meta:user-defined meta:name="codex-chapter-number" meta:value-type="string">53</meta:user-defined>
    <meta:user-defined meta:name="Info 4" meta:value-type="string"/>
    <meta:user-defined meta:name="codex-doxygen" meta:value-type="string"/>
    <meta:document-statistic meta:table-count="0" meta:image-count="0" meta:object-count="0" meta:page-count="9" meta:paragraph-count="165" meta:word-count="4433" meta:character-count="26227"/>
  </office:meta>
</office:document-meta>
</file>